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orie:</text:p>
      <text:p text:style-name="Standard"/>
      <text:list xml:id="list2140233701" text:style-name="L1">
        <text:list-item>
          <text:p text:style-name="P1">Einlesen in Grundlagen der MC – Simulation: Numerical Recipies, ATAT manual, Walle2002d</text:p>
        </text:list-item>
        <text:list-item>
          <text:p text:style-name="P1">Einlesen in Grundlagen der Cluster Expansion: Vorlesung Peter, Walle2002d, ATAT manual</text:p>
        </text:list-item>
        <text:list-item>
          <text:p text:style-name="P1">Beispielrechnungen mit ATAT (laut ATAT manua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6:10:39</meta:creation-date>
    <meta:generator>LibreOffice/3.4$Unix LibreOffice_project/340m1$Build-1206</meta:generator>
    <dc:date>2012-06-05T16:51:39</dc:date>
    <meta:editing-duration>PT41M</meta:editing-duration>
    <meta:editing-cycles>3</meta:editing-cycles>
    <meta:document-statistic meta:table-count="0" meta:image-count="0" meta:object-count="0" meta:page-count="1" meta:paragraph-count="4" meta:word-count="33" meta:character-count="233" meta:non-whitespace-character-count="207"/>
  </office:meta>
</office:document-meta>
</file>